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 style:master-page-name="Standard">
      <style:paragraph-properties fo:margin-left="0in" fo:margin-right="0in" fo:margin-top="0in" fo:margin-bottom="0in" loext:contextual-spacing="true" fo:text-indent="-0.25in" style:auto-text-indent="false" style:page-number="1"/>
    </style:style>
    <style:style style:name="P2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/>
      <style:text-properties fo:color="#333333" fo:font-size="12pt" style:font-size-asian="12pt" style:font-size-complex="12pt" fo:background-color="#ffffff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color="#333333" fo:font-size="12pt" style:font-size-asian="12pt" style:font-size-complex="12pt" fo:background-color="#ffffff"/>
    </style:style>
    <style:style style:name="T5" style:family="text">
      <style:text-properties fo:color="#333333" fo:font-size="12pt" style:font-size-asian="12pt" style:font-size-complex="12pt"/>
    </style:style>
    <style:style style:name="T6" style:family="text">
      <style:text-properties fo:color="#333333" fo:font-size="12pt" style:text-underline-style="none" style:font-size-asian="12pt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8900507467353007" text:style-name="WWNum1">
        <text:list-item>
          <text:p text:style-name="P1">Navigate to this link and complete the short tutorial </text:p>
        </text:list-item>
      </text:list>
      <text:p text:style-name="P2"><text:a xlink:type="simple" xlink:href="http://snap.berkeley.edu/hoc/#1" text:style-name="Internet_20_link" text:visited-style-name="Visited_20_Internet_20_Link"><text:span text:style-name="T2">http://snap.berkeley.edu/hoc/#1</text:span></text:a></text:p>
      <text:p text:style-name="P3"/>
      <text:p text:style-name="P4">After you complete the entire tutorial answer the following questions completely. <text:span text:style-name="T3">(Completely means 3-5 sentences per questions.)</text:span> <text:s/>Change the font color of your answers so they stand out. </text:p>
      <text:list xml:id="list4637137632682474216" text:style-name="WWNum3">
        <text:list-item>
          <text:p text:style-name="P5"><text:span text:style-name="T4">What was most challenging?</text:span></text:p>
        </text:list-item>
        <text:list-item>
          <text:p text:style-name="P5"><text:span text:style-name="T4">What was different about solving these problems than solving other problems encountered in school?</text:span></text:p>
        </text:list-item>
        <text:list-item>
          <text:p text:style-name="P5"><text:span text:style-name="T4">Why can instructions not be given in simple English? Why must we be limited to certain operations from which we must build up solutions?</text:span></text:p>
        </text:list-item>
      </text:list>
      <text:p text:style-name="P9"/>
      <text:list xml:id="list141432497598937" text:continue-list="list3728900507467353007" text:style-name="WWNum1">
        <text:list-item>
          <text:p text:style-name="P6">Navigate to this link and complete the tutorial series </text:p>
        </text:list-item>
      </text:list>
      <text:p text:style-name="P2"><text:a xlink:type="simple" xlink:href="http://lightbot.com/flash.html" text:style-name="Internet_20_link" text:visited-style-name="Visited_20_Internet_20_Link"><text:span text:style-name="T2">http://lightbot.com/flash.html</text:span></text:a></text:p>
      <text:p text:style-name="P4"/>
      <text:p text:style-name="P8">After you complete the entire tutorial series answer the following questions completely. <text:span text:style-name="T3">(Completely means 3-5 sentences per questions.)</text:span> <text:s/>Change the font color of your answers so they stand out. </text:p>
      <text:list xml:id="list7219197998706752651" text:style-name="WWNum2">
        <text:list-item>
          <text:p text:style-name="P7"><text:span text:style-name="T4">What was most challenging?</text:span></text:p>
        </text:list-item>
        <text:list-item>
          <text:p text:style-name="P7"><text:span text:style-name="T4">How was the second tutorial different from the first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39" meta:character-count="907" meta:non-whitespace-character-count="780"/>
    <meta:generator>LibreOfficeDev/5.1.0.3$Linux_X86_64 LibreOffice_project/</meta:generator>
  </office:meta>
</office:document-meta>
</file>